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1A076BC775AE09F8C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04cm"/>
      <style:paragraph-properties style:writing-mode="lr-tb"/>
    </style:style>
    <style:style style:name="gr4" style:family="graphic" style:parent-style-name="standard">
      <style:graphic-properties draw:fill-color="#c9211e" draw:textarea-horizontal-align="justify" draw:textarea-vertical-align="middle" draw:auto-grow-height="false" fo:min-height="0.648cm" fo:min-width="1.6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c9211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82cm" svg:x="1cm" svg:y="1.022cm">
          <draw:image xlink:href="Pictures/1000020100000578000001A076BC775AE09F8C39.png" xlink:type="simple" xlink:show="embed" xlink:actuate="onLoad" loext:mime-type="image/png">
            <text:p/>
          </draw:image>
        </draw:frame>
        <draw:custom-shape draw:style-name="gr2" draw:text-style-name="P2" draw:layer="layout" svg:width="2.54cm" svg:height="0.635cm" svg:x="1cm" svg:y="7.35cm">
          <text:p text:style-name="P2">Migr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8.62cm">
          <text:p text:style-name="P2">Nov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9.255cm">
          <text:p text:style-name="P2">Inf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9.89cm">
          <text:p text:style-name="P2">Chapter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11.16cm"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12.43cm">
          <text:p text:style-name="P2">Setting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13.7cm">
          <text:p text:style-name="P2">Text 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14.97cm">
          <text:p text:style-name="P2">Updat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0.635cm" svg:x="1cm" svg:y="16.24cm">
          <text:p text:style-name="P3"><text:span text:style-name="T1">Catalog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635cm" svg:x="1cm" svg:y="16.875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0.762cm" svg:x="1cm" svg:y="18.78cm">
          <text:p text:style-name="P1"><text:span text:style-name="T1">Download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635cm" svg:x="1cm" svg:y="20.05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635cm" svg:x="1cm" svg:y="20.685cm">
          <text:p text:style-name="P1"><text:span text:style-name="T1">Configu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635cm" svg:x="1cm" svg:y="22.59cm"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cm" svg:y="23.86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635cm" svg:x="1cm" svg:y="13.065cm">
          <text:p text:style-name="P1"><text:span text:style-name="T1">Sub Set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2.43cm" svg:y="7.35cm">
          <text:p text:style-name="P1">Chapter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2.54cm" svg:height="1.27cm" svg:x="12.43cm" svg:y="9.89cm">
          <text:p text:style-name="P1">Download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2.54cm" svg:height="1.27cm" svg:x="12.43cm" svg:y="12.43cm">
          <text:p text:style-name="P1">Extension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2.54cm" svg:height="1.27cm" svg:x="12.43cm" svg:y="14.97cm">
          <text:p text:style-name="P1">Formatte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2.54cm" svg:height="1.27cm" svg:x="12.43cm" svg:y="17.51cm">
          <text:p text:style-name="P1">Novel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2.54cm" svg:height="1.27cm" svg:x="12.43cm" svg:y="20.05cm">
          <text:p text:style-name="P1">Reposito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2.54cm" svg:height="1.27cm" svg:x="12.43cm" svg:y="22.59cm">
          <text:p text:style-name="P1">Update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7:38:50.256323216</meta:creation-date>
    <dc:date>2020-05-01T18:16:24.367488376</dc:date>
    <meta:editing-duration>PT7M1S</meta:editing-duration>
    <meta:editing-cycles>2</meta:editing-cycles>
    <meta:generator>LibreOffice/6.4.2.2$Linux_X86_64 LibreOffice_project/40$Build-2</meta:generator>
    <meta:document-statistic meta:object-count="24"/>
  </office:meta>
</office:document-meta>
</file>